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text-position="sub 58%"/>
    </style:style>
    <style:style style:name="T118" style:family="text">
      <style:text-properties fo:font-style="italic" style:font-style-asian="italic" style:font-style-complex="italic" style:text-position="sub 58%"/>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text-position="sub 58%"/>
    </style:style>
    <style:style style:name="T129" style:family="text">
      <style:text-properties fo:font-style="italic" style:font-style-asian="italic" style:font-style-complex="italic" style:text-position="sub 58%"/>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text-position="sub 58%"/>
    </style:style>
    <style:style style:name="T139" style:family="text">
      <style:text-properties fo:font-style="italic" style:font-style-asian="italic" style:font-style-complex="italic" style:text-position="sub 58%"/>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text-position="sub 58%"/>
    </style:style>
    <style:style style:name="T143" style:family="text">
      <style:text-properties fo:font-style="italic" style:font-style-asian="italic" style:font-style-complex="italic" style:text-position="sub 58%"/>
    </style:style>
    <style:style style:name="T144" style:family="text">
      <style:text-properties fo:font-style="italic" style:font-style-asian="italic" style:font-style-complex="italic"/>
    </style:style>
    <style:style style:name="T145" style:family="text">
      <style:text-properties style:text-position="sub 58%"/>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text-position="sub 58%"/>
    </style:style>
    <style:style style:name="T155" style:family="text">
      <style:text-properties fo:font-style="italic" style:font-style-asian="italic" style:font-style-complex="italic" style:text-position="sub 58%"/>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text-position="sub 58%"/>
    </style:style>
    <style:style style:name="T170" style:family="text">
      <style:text-properties fo:font-style="italic" style:font-style-asian="italic" style:font-style-complex="italic" style:text-position="sub 58%"/>
    </style:style>
    <style:style style:name="T171" style:family="text">
      <style:text-properties fo:font-style="italic" style:font-style-asian="italic" style:font-style-complex="italic"/>
    </style:style>
    <style:style style:name="T172" style:family="text">
      <style:text-properties style:text-position="sub 58%"/>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text-position="sub 58%"/>
    </style:style>
    <style:style style:name="T182" style:family="text">
      <style:text-properties fo:font-style="italic" style:font-style-asian="italic" style:font-style-complex="italic" style:text-position="sub 58%"/>
    </style:style>
    <style:style style:name="T183" style:family="text">
      <style:text-properties fo:font-style="italic" style:font-style-asian="italic" style:font-style-complex="italic"/>
    </style:style>
    <style:style style:name="T184" style:family="text">
      <style:text-properties style:text-position="sub 58%"/>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text-position="sub 58%"/>
    </style:style>
    <style:style style:name="T187" style:family="text">
      <style:text-properties fo:font-style="italic" style:font-style-asian="italic" style:font-style-complex="italic" style:text-position="sub 58%"/>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text-position="sub 58%"/>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text-position="sub 58%"/>
    </style:style>
    <style:style style:name="T193" style:family="text">
      <style:text-properties style:text-position="sub 58%"/>
    </style:style>
    <style:style style:name="T194" style:family="text">
      <style:text-properties style:text-position="sub 58%"/>
    </style:style>
    <style:style style:name="T195" style:family="text">
      <style:text-properties style:text-position="sub 58%"/>
    </style:style>
    <style:style style:name="T196" style:family="text">
      <style:text-properties style:text-position="sub 58%"/>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text-position="sub 58%"/>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text-position="sub 58%"/>
    </style:style>
    <style:style style:name="T209" style:family="text">
      <style:text-properties fo:font-style="italic" style:font-style-asian="italic" style:font-style-complex="italic"/>
    </style:style>
    <style:style style:name="T210" style:family="text">
      <style:text-properties style:text-position="sub 58%"/>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text-position="sub 58%"/>
    </style:style>
    <style:style style:name="T214" style:family="text">
      <style:text-properties fo:font-style="italic" style:font-style-asian="italic" style:font-style-complex="italic"/>
    </style:style>
    <style:style style:name="T215" style:family="text">
      <style:text-properties style:text-position="sub 58%"/>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text-position="sub 58%"/>
    </style:style>
    <style:style style:name="T225" style:family="text">
      <style:text-properties fo:font-style="italic" style:font-style-asian="italic" style:font-style-complex="italic"/>
    </style:style>
    <style:style style:name="T226" style:family="text">
      <style:text-properties style:text-position="sub 58%"/>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text-position="sub 58%"/>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Mass Media and Civil War Onset</text:h>
      <text:p text:style-name="First_20_paragraph">Justin Murphy University of Southampton Department of Politics and International Relations <text:a xlink:type="simple" xlink:href="mailto:j.murphy@soton.ac.uk" office:name=""><text:span text:style-name="Definition">j.murphy@soton.ac.uk</text:span></text:a> </text:p>
      <text:h text:style-name="Heading_20_4" text:outline-level="4">Abstract:</text:h>
      <text:p text:style-name="First_20_paragraph">Qualitative evidence suggests that mass media can play a causal role in the outbreak of civil wars, and at the international level the rapid increase of mass media in recent decades has generally coincided with a similarly dramatic spread of civil wars. Yet, recent quantitative research suggests that mass media decrease the probability of civil war onset by enhancing the power of states and therefore deterring insurgencies. To resolve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should increase the likelihood of civil war. The theory is tested with parametric and semi-parametric regressions on cross-sectional time-series data from a recent study (Warren 2014) and historical time-series at the international level. Consistent with the theory, I find evidence of substantial non-linearity in the effect of mass media on civil war onset. Findings are also broadly consistent with additional observable implications pertaining to the relative effects of different media technologies and empirical patterns at the international level since 1816. This research note contributes an important new insight into the causes of civil war and contributes to the burgeoning research agenda on the nexus of information-communication technology (ICT) and political conflict.</text:p>
      <text:p text:style-name="Text_20_body">Last update: September 25, 2014<text:note text:id="ftn0" text:note-class="footnote"><text:note-citation>1</text:note-citation><text:note-body><text:p text:style-name="Footnote">This is a draft working paper. Comments, questions, and suggestions are welcome and can be emailed to <text:a xlink:type="simple" xlink:href="mailto:j.murphy@soton.ac.uk" office:name=""><text:span text:style-name="Definition">j.murphy@soton.ac.uk</text:span></text:a>. If you wish to cite, please use <text:a xlink:type="simple" xlink:href="http://figshare.com/authors/Justin_Murphy/498998" office:name=""><text:span text:style-name="Definition">the citation with DOI provided by Figshare</text:span></text:a>, though please check back for future updates.</text:p></text:note-body></text:note> </text:p>
      <text:p text:style-name="Text_20_body">Current research on the relationship between mass media and civil war onset is puzzling for two reasons. From Rwanda and Yugoslavia in the early 1990s to Libya and Syria in 2011, civil wars often involve the use of mass media for belligerent purposes (Hubbard and Saad 2014; Kirkpatrick 2011; “Roads Sealed as Yugoslav Unrest Mounts” 1990; Simons 2002). While some scholars argue that mass media play a causal role in the outbreak of civil wars (Brass 1997; Des Forges 1999; Gagnon Jr 1994; Kellow and Steeves 1998; Metzl 1997; Tambiah 1996), others have argued that the negative effects of mass media have been overstated (Paluck 2009; Straus 2007). Making the puzzle even more acute, the most systematic evidence to date suggests that mass media induce satisfaction with the status quo (Kern and Hainmueller 2009) and decrease the likelihood of civil war onset (Warren 2014). Yet, as Figure 1 illustrates, at the global level the exponential increase in mass media beginning in the 1950s coincides with a similarly dramatic increase in civil wars at the global level.<text:note text:id="ftn1" text:note-class="footnote"><text:note-citation>2</text:note-citation><text:note-body><text:p text:style-name="Footnote">For a description of the variables see Data and Method below.</text:p></text:note-body></text:note> While the global patterns are not necessarily inconsistent with the finding of a negative relationship between mass media and civil war within countries, the discrepancy nonetheless points to a remaining puzzle about the scholarly state-of-the-art on the relationship between mass media and civil war. If mass media decrease the probability of civil war, this contributes very little to understanding the troublingly high prevalence of civil war around the world in recent decade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but also recent quantitative evidence that mass media decrease the probability of civil war onset.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2" text:note-class="footnote"><text:note-citation>3</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when the spread of mass media crosses a certain threshold. This is why there is an inflection point at which the effect of mass media should change from positive to negative at a certain point in its range.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before-peace theory to the linear, general pacification theory, I generate causal leverage by deducing three new observable implications at two levels of analysis, within and outside the original sample used in the most recent and systematic study on this question (Warren 2014). I use a combination of parametric and semi-parametric regressions to compare linear and non-linear model fits on the original sample. I also explore the composition of this effect by disaggregating the specific information-communication technologies (ICT) which collectively serve as a proxy for mass media (television, newspaper, and radio). I then consider long-term historical time-series at the international level, to examine whether the war-before-peace theory helps explain the broad empirical pattern of civil war prevalence at the international level.</text:p>
      <text:p text:style-name="Text_20_body">The implications of this research note are two-fold. First, it contributes to the project of building “rich theory” for the new and burgeoning research agenda on the ICT and political conflict nexus (Lyall and Dafoe 2015), demonstrating in particular the importance of non-linearities in this area.<text:note text:id="ftn3" text:note-class="footnote"><text:note-citation>4</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 (Lyall and Dafoe 2015, 3–4).</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before-peace theory and deduces one observable implication which is mutually exclusive with the general pacification theory and two which are not predicted by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ere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Keohane and Nye 1998; Nye 1990, 168–69, 2004, 47–48). Issuing from this perspective, one article from a recent issue of <text:span text:style-name="T5">International</text:span><text:span text:style-name="T6"> </text:span><text:span text:style-name="T7">Organization</text:span> argues that precisely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s to induce loyalty from the population more than they empower competing messages from challengers of state power.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Using state-level data for a large panel of countries from 1945 to 1999, Warren constructs a media density index (MDI) on a country-year basis capturing the total number of televisions, radios, and newspapers per person.<text:note text:id="ftn4" text:note-class="footnote"><text:note-citation>5</text:note-citation><text:note-body><text:p text:style-name="Footnote">The measure is discussed in greater detail below.</text:p></text:note-body></text:note> Warren demonstrates that, after controlling for other predictors of civil war, mass media density is associated with more than a tenfold decrease in the likelihood of observing civil war in a particular country-year.</text:p>
      <text:p text:style-name="Text_20_body">The general pacification theory is highly parsimonious and robustly explains an important part of the relationship between mass media and civil war onset, yet its implications have empirically and logically puzzling aspects. First, if mass media density decreases the likelihood of civil war as strongly and robustly as Warren argues, one might expect the global proliferation of mass media since the 1950s to be associated with some corresponding decrease in the global prevalence of civil war. It is puzzling that in the post-war period, the international system’s most rapid and widespread proliferation of mass media has coincided with its most dramatic increases in civil war. This apparent contradiction does not inherently falsify the general pacification theory, for of course it is possible that other drivers of civil war onset have simply outweighed the pacifying effect of mass media. Nonetheless, that an exponential increase in civil wars around the world coincides so closely with an exponential increase in mass media density raises the possibility that the effect of mass media on civil war onset is not as simple as the general pacification theory suggests.</text:p>
      <text:p text:style-name="Text_20_body">The first logical shortcoming of the general pacification theory is that the unique logic of mass communications which benefits the state’s inclusive national appeals more than insurgents’ divisive appeals is not linearly increasing with mass media density but is rather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Chwe 1998, 2001; Mutz 1998), that mass media messaging is “known by all to have been seen by all” (Warren 2014, 120). The key point is that at very low levels of mass media density there is no reason one receiver of a message should be impressed by a very small number of others who may have received the messag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 National situations below this threshold I refer to as “pre-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5" text:note-class="footnote"><text:note-citation>6</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Supplementary Information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6" text:note-class="footnote"><text:note-citation>7</text:note-citation><text:note-body><text:p text:style-name="Footnote">Of course, there is no way to know <text:span text:style-name="T8">a</text:span><text:span text:style-name="T9"> </text:span><text:span text:style-name="T10">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text:p>
      <text:p text:style-name="Text_20_body">The second logical shortcoming is that if the level of mass media <text:span text:style-name="T11">in</text:span><text:span text:style-name="T12"> </text:span><text:span text:style-name="T13">general</text:span> increases state strength as Warren argues, then for this very reason, the <text:span text:style-name="T14">first</text:span><text:span text:style-name="T15"> </text:span><text:span text:style-name="T16">appearance</text:span><text:span text:style-name="T17"> </text:span><text:span text:style-name="T18">and</text:span><text:span text:style-name="T19"> </text:span><text:span text:style-name="T20">early</text:span><text:span text:style-name="T21"> </text:span><text:span text:style-name="T22">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3">each</text:span><text:span text:style-name="T24"> </text:span><text:span text:style-name="T25">increase</text:span> in mass media density should further increase the payoffs to violent insurgency.</text:p>
      <text:h text:style-name="Heading_20_1" text:outline-level="1">A Non-Linear Theory of Mass Media and Civil War</text:h>
      <text:p text:style-name="First_20_paragraph">Based on the implications of the previous section, this research note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26">introduction</text:span><text:span text:style-name="T27"> </text:span><text:span text:style-name="T28">and</text:span><text:span text:style-name="T29"> </text:span><text:span text:style-name="T30">early</text:span><text:span text:style-name="T31"> </text:span><text:span text:style-name="T32">growth</text:span> of mass media density within a country should <text:span text:style-name="T33">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7" text:note-class="footnote"><text:note-citation>8</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formulated as hypotheses) which either contradict the original theory or are not implied by the original theory. If the modified theory is correct, then each of the following should be true:</text:p>
      <text:p text:style-name="Text_20_body"><text:span text:style-name="T34">Hypothesis</text:span><text:span text:style-name="T35"> </text:span><text:span text:style-name="T36">1:</text:span> There should exist a threshold of mass media density below which year-to-year increases in mass media density <text:span text:style-name="T37">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38">Hypothesis</text:span><text:span text:style-name="T39"> </text:span><text:span text:style-name="T40">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8" text:note-class="footnote"><text:note-citation>9</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al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1">Hypothesis</text:span><text:span text:style-name="T42"> </text:span><text:span text:style-name="T43">3:</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war-before-peace theory, at multiple levels of analysis, which contradict or are not implied by the general pacification theory.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44">CIVIL</text:span><text:span text:style-name="T45"> </text:span><text:span text:style-name="T46">WAR</text:span><text:span text:style-name="T47"> </text:span><text:span text:style-name="T48">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49">MDI,</text:span> which captures overall mass media density, or the total number of newspapers, televisions, and radios per 100 people. <text:span text:style-name="T50">NEWSPAPER</text:span>, <text:span text:style-name="T51">TV</text:span>, and <text:span text:style-name="T52">RADIO</text:span> reflect the number of each particular technology per 100 people. A battery of control variables which are believed to be associated with civil war onset include the following. <text:span text:style-name="T53">OIL</text:span><text:span text:style-name="T54"> </text:span><text:span text:style-name="T55">EXPORTER</text:span> takes a value of 1 if greater than one-third of a country’s total export revenus are from fossil fuels. <text:span text:style-name="T56">DEMOCRACY</text:span> is the traditional measure from the well-known Polity IV data set, on a scale from 1-21. <text:span text:style-name="T57">DEMOCRACY^2</text:span> is the square <text:span text:style-name="T58">DEMOCRACY</text:span>, to control for the possibility of non-linear effects. <text:span text:style-name="T59">PEACE</text:span><text:span text:style-name="T60"> </text:span><text:span text:style-name="T61">YEARS</text:span> counts the number of years since a previous civil war, and a natural cubic spline of peace years to control for temporal dependence. Finally, <text:span text:style-name="T62">GDP</text:span><text:span text:style-name="T63"> </text:span><text:span text:style-name="T64">PER</text:span><text:span text:style-name="T65"> </text:span><text:span text:style-name="T66">CAPITA</text:span>, <text:span text:style-name="T67">ETHNIC</text:span><text:span text:style-name="T68"> </text:span><text:span text:style-name="T69">FRACTIONALIZATION</text:span>, <text:span text:style-name="T70">RELIGIOUS</text:span><text:span text:style-name="T71"> </text:span><text:span text:style-name="T72">FRACTIONALIZATION</text:span>, and logarithms for <text:span text:style-name="T73">LAND</text:span><text:span text:style-name="T74"> </text:span><text:span text:style-name="T75">AREA</text:span>, <text:span text:style-name="T76">MOUNTAINOUS</text:span><text:span text:style-name="T77"> </text:span><text:span text:style-name="T78">TERRAIN</text:span>, and <text:span text:style-name="T79">POPULATION</text:span> complete the main battery of controls dictated by previous research and employed in the original analyses. Also following the original analyses, all independent variables are lagged by one year.</text:p>
      <text:p text:style-name="Text_20_body">Because Hypothesis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non-parametric regression to test for the presence of a threshold at which the effect of mass media density changes, and then traditional parametric regressions will provide additional tests and more convenient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Hypothesis 1 to be tentatively confirmed and the subsequent analyses will be informed by these preliminary analyses.</text:p>
      <text:p text:style-name="Text_20_body">To further explore Hypothesis 1 and test Hypothesis 2, the analysis replicates a baseline model from Warren’s original analysis (2014) and tests whether the pacification effect is observed even within the subset of country-years characterized by mass media density levels below the threshold (if any) identified in the first analyses. If Hypothesis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0">increase</text:span> the likelihood of civil war onset rather than decrease it. Hypothesis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Hypothesis 2 will be affirmed if the coefficients for newspaper and television density are greater than and statistically distinguishable from the coefficients for radio density.</text:p>
      <text:p text:style-name="Text_20_body">Hypothesis 3 seeks causal leverage from a level of analysis distinct from the level at which the original theory was tested (country-level). Additionally, Hypothesis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81">TV</text:span> equivalent to the one discussed above but which takes a zero for all years prior to 1945.</text:p>
      <text:p text:style-name="Text_20_body">To test Hypothesis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82">OIL</text:span><text:span text:style-name="T83"> </text:span><text:span text:style-name="T84">EXPORTER</text:span>, <text:span text:style-name="T85">LAND</text:span><text:span text:style-name="T86"> </text:span><text:span text:style-name="T87">AREA</text:span> and <text:span text:style-name="T88">MOUNTAINOUS</text:span><text:span text:style-name="T89"> </text:span><text:span text:style-name="T90">TERRAIN</text:span> are unlikely to vary appreciably because, while in principle they can vary from changes in the number or size of states, they refer to quantities which are ultimately fixed at the international level. Second, while variables such as <text:span text:style-name="T91">RELIGIOUS</text:span><text:span text:style-name="T92"> </text:span><text:span text:style-name="T93">FRACTIONALIZATION</text:span> and <text:span text:style-name="T94">ETHNIC</text:span><text:span text:style-name="T95"> </text:span><text:span text:style-name="T96">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97">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theory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effect is observed for television density, it would be stronger evidence of the hypothesis than would be a measure of mass media density which averages all media technologies.</text:p>
      <text:p text:style-name="Text_20_body">As robustness checks, subsequent models of the international-level dynamics include controls for global events likely to shape the likelihood of civil war onsets. <text:span text:style-name="T98">WWI</text:span> is a dummy variable for the years 1914-1918, <text:span text:style-name="T99">WWII</text:span> is a dummy variable for the years 1939-1944, and <text:span text:style-name="T100">Cold</text:span><text:span text:style-name="T101"> </text:span><text:span text:style-name="T102">War</text:span> is a dummy variable for the years 1947-1991. Finally, to check that results are not dependent on the years in which a value of 0 is imputed to televison density, I include the variable <text:span text:style-name="T103">IMPUTED</text:span> which is a dummy variable for all years before 1945. All dummy variables take a value of 1 when they are equal to the condition they state, and a value of 0 otherwise.</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9" text:note-class="footnote"><text:note-citation>10</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text:p>
      <text:p text:style-name="Text_20_body">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4">in</text:span><text:span text:style-name="T105"> </text:span><text:span text:style-name="T106">that</text:span><text:span text:style-name="T107"> </text:span><text:span text:style-name="T108">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09">Prima</text:span><text:span text:style-name="T110"> </text:span><text:span text:style-name="T111">facie</text:span> this is contrary to what we would expect from the general pacification theory;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theory.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2">O</text:span><text:span text:style-name="T113">n</text:span><text:span text:style-name="T114">s</text:span><text:span text:style-name="T115">e</text:span><text:span text:style-name="T116">t</text:span><text:span text:style-name="T117">i</text:span><text:span text:style-name="T118">t</text:span> = <text:span text:style-name="T119">α</text:span> + <text:span text:style-name="T120">f</text:span><text:span text:style-name="T121">1</text:span>(<text:span text:style-name="T122">L</text:span><text:span text:style-name="T123">o</text:span><text:span text:style-name="T124">g</text:span><text:span text:style-name="T125">M</text:span><text:span text:style-name="T126">D</text:span><text:span text:style-name="T127">I</text:span><text:span text:style-name="T128">i</text:span><text:span text:style-name="T129">t</text:span>) + <text:span text:style-name="T130">C</text:span><text:span text:style-name="T131">o</text:span><text:span text:style-name="T132">n</text:span><text:span text:style-name="T133">t</text:span><text:span text:style-name="T134">r</text:span><text:span text:style-name="T135">o</text:span><text:span text:style-name="T136">l</text:span><text:span text:style-name="T137">s</text:span><text:span text:style-name="T138">i</text:span><text:span text:style-name="T139">t</text:span><text:span text:style-name="T140">β</text:span> + <text:span text:style-name="T141">ɛ</text:span><text:span text:style-name="T142">i</text:span><text:span text:style-name="T143">t</text:span></text:p>
      <text:p text:style-name="Text_20_body">where the partial-regression function <text:span text:style-name="T144">f</text:span><text:span text:style-name="T145">1</text:span>( ⋅ ) is fit by a smoothing spline (Fox 2002; Wood 2000) and <text:span text:style-name="T146">C</text:span><text:span text:style-name="T147">O</text:span><text:span text:style-name="T148">N</text:span><text:span text:style-name="T149">T</text:span><text:span text:style-name="T150">R</text:span><text:span text:style-name="T151">O</text:span><text:span text:style-name="T152">L</text:span><text:span text:style-name="T153">S</text:span><text:span text:style-name="T154">i</text:span><text:span text:style-name="T155">t</text:span> is the vector of control variables used in Warren’s original models. The number of smoothing splines is determined by generalized cross validation as part of the estimation procedure.<text:note text:id="ftn10" text:note-class="footnote"><text:note-citation>11</text:note-citation><text:note-body><text:p text:style-name="Footnote">The model was estimated using the function <text:span text:style-name="T156">gam</text:span> in the <text:span text:style-name="T157">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Hypothesis 1: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1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Hypothesis 2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I estimate traditional parametric regressions separately for each subset, all of which are variations on the form</text:p>
      <text:p text:style-name="Text_20_body"><text:span text:style-name="T158">O</text:span><text:span text:style-name="T159">n</text:span><text:span text:style-name="T160">s</text:span><text:span text:style-name="T161">e</text:span><text:span text:style-name="T162">t</text:span><text:span text:style-name="T163">i</text:span><text:span text:style-name="T164">t</text:span> = <text:span text:style-name="T165">α</text:span> + <text:span text:style-name="T166">M</text:span><text:span text:style-name="T167">D</text:span><text:span text:style-name="T168">I</text:span><text:span text:style-name="T169">i</text:span><text:span text:style-name="T170">t</text:span><text:span text:style-name="T171">β</text:span><text:span text:style-name="T172">1</text:span> + <text:span text:style-name="T173">C</text:span><text:span text:style-name="T174">o</text:span><text:span text:style-name="T175">n</text:span><text:span text:style-name="T176">t</text:span><text:span text:style-name="T177">r</text:span><text:span text:style-name="T178">o</text:span><text:span text:style-name="T179">l</text:span><text:span text:style-name="T180">s</text:span><text:span text:style-name="T181">i</text:span><text:span text:style-name="T182">t</text:span><text:span text:style-name="T183">β</text:span><text:span text:style-name="T184">2</text:span> + <text:span text:style-name="T185">ɛ</text:span><text:span text:style-name="T186">i</text:span><text:span text:style-name="T187">t</text:span>, </text:p>
      <text:p text:style-name="Text_20_body">where all the variables are the same as in the previous equation, with the exception that <text:span text:style-name="T188">MDI</text:span> is not logged.</text:p>
      <text:p text:style-name="Text_20_body">To ensure the robustness of the results, all of the models in this section pertaining to this subset of pre-mass communications systems were tested separately using a series of lower and higher cutoff values. The main results reported below for changes in MDI under the threshold of mass communications are consistent using a cutoff as low as 4 (13% percentile) and as high as 10 (27% percentile).<text:note text:id="ftn11" text:note-class="footnote"><text:note-citation>12</text:note-citation><text:note-body><text:p text:style-name="Footnote">See Supplementary Information for full results.</text:p></text:note-body></text:note> To avoid “cherry-picking” a cutoff within this range, the models below report results for the 25% percentile (MDI = 28.23), a conventional value for segmenting distributions.</text:p>
      <text:p text:style-name="Text_20_body">Table 2 shows coefficients and standard errors from several logistic regressions modeling the determinants of civil war onset, with adjustment for rare events (Gary King and Zeng 2001).<text:note text:id="ftn12" text:note-class="footnote"><text:note-citation>13</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13" text:note-class="footnote"><text:note-citation>14</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89">X</text:span><text:span text:style-name="T190">t</text:span> − <text:span text:style-name="T191">X</text:span><text:span text:style-name="T192">t</text:span><text:span text:style-name="T193"> </text:span><text:span text:style-name="T194">−</text:span><text:span text:style-name="T195"> </text:span><text:span text:style-name="T196">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14" text:note-class="footnote"><text:note-citation>15</text:note-citation><text:note-body><text:p text:style-name="Footnote">The smallest year-to-year change within this subset is -5.43 and the maximum is 3.41.</text:p></text:note-body></text:note> In other words, year-to-year differences are both substantively pertinent and theoretically appropriate for testing the hypotheses.</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quite low 0.03. However, when we estimate the same model on only those country-years in the 25th percentile of mass media density (Model 3), we would predict that an increase of 7.65 would cause the probability of civil war onset to increase by an average of 0.52, from 0.02 to 0.54.</text:p>
      <text:p text:style-name="Text_20_body">While the difference between zero MDI and the 25th percentile 7.65 is a useful yardstick with respect to the entire range of <text:span text:style-name="T197">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in part, the size of the war-before-peace effect is notably larger and represents a more politically salient risk for the same reason. Indeed, because of this assymetry, it is within the 95% confidence interval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Hypothesis 3, namely that television density should have the strongest bellicose effect, whereas newspaper and radio density should have the second and least strongest effects, respectively. Model 4 reveals that controlling for each component, television does have the largest and most statistically significant effect compared to newspaper and radio. However, the model provides no evidence that newspaper or radio have any independent effect.</text:p>
      <text:h text:style-name="Heading_20_2" text:outline-level="2">Mass Media Density and Civil Wars at the International Level</text:h>
      <text:p text:style-name="First_20_paragraph">Table 3 models the number of civil war onsets in the international system each year using the negative binomial distribution, the appropriate distribution for modelling event counts. Formally, the equation is</text:p>
      <text:p text:style-name="Text_20_body"><text:span text:style-name="T198">O</text:span><text:span text:style-name="T199">n</text:span><text:span text:style-name="T200">s</text:span><text:span text:style-name="T201">e</text:span><text:span text:style-name="T202">t</text:span><text:span text:style-name="T203">s</text:span><text:span text:style-name="T204">i</text:span> = <text:span text:style-name="T205">α</text:span> + <text:span text:style-name="T206">T</text:span><text:span text:style-name="T207">V</text:span><text:span text:style-name="T208">i</text:span><text:span text:style-name="T209">β</text:span><text:span text:style-name="T210">1</text:span> + Δ <text:span text:style-name="T211">T</text:span><text:span text:style-name="T212">V</text:span><text:span text:style-name="T213">i</text:span><text:span text:style-name="T214">β</text:span><text:span text:style-name="T215">2</text:span> + <text:span text:style-name="T216">C</text:span><text:span text:style-name="T217">o</text:span><text:span text:style-name="T218">n</text:span><text:span text:style-name="T219">t</text:span><text:span text:style-name="T220">r</text:span><text:span text:style-name="T221">o</text:span><text:span text:style-name="T222">l</text:span><text:span text:style-name="T223">s</text:span><text:span text:style-name="T224">i</text:span><text:span text:style-name="T225">β</text:span><text:span text:style-name="T226">3</text:span> + <text:span text:style-name="T227">ɛ</text:span><text:span text:style-name="T228">i</text:span>, </text:p>
      <text:p text:style-name="Text_20_body">where the dependent variable <text:span text:style-name="T229">Onsets</text:span> is the number of civil wars which begin in year <text:span text:style-name="T230">i</text:span>, and the independent variables of interest are the levels and first differences of television density (<text:span text:style-name="T231">TV</text:span> and Δ <text:span text:style-name="T232">T</text:span><text:span text:style-name="T233">V</text:span>, respectively).</text:p>
      <text:p text:style-name="Text_20_body">Model 1 is a baseline model. Column 2 includes controls variables <text:span text:style-name="T234">WW1</text:span>, <text:span text:style-name="T235">WW2</text:span>, and <text:span text:style-name="T236">COLD</text:span><text:span text:style-name="T237"> </text:span><text:span text:style-name="T238">WAR.</text:span> Column 3 adds to these the control variable <text:span text:style-name="T239">IMPUTED.</text:span> Each model provides evidence for Hypothesis 3, that with respect to the international system in historical perspective, year-to-year increases in television density are positively associated with the number of civil war onsets in the second year. Figure 6 illustrates the expected change in global civil war onsets for a range of changes in the global mean of television density. These results are consistent with the evidence presented above, reflecting that year-to-year increases in media density increase the likelihood of civil war, even if media density has a pacifying effect in the long-run. Interestingly, the international-level models do not provide much evidence for the long-term pacifying effect, as the effect is no longer statistically significant after controlling for <text:span text:style-name="T240">WW1</text:span>, <text:span text:style-name="T241">WW2</text:span>, and <text:span text:style-name="T242">COLD</text:span><text:span text:style-name="T243"> </text:span><text:span text:style-name="T244">WAR</text:span>. However, this could be for the simpl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challengers to the <text:span text:style-name="T245">ex</text:span><text:span text:style-name="T246"> </text:span><text:span text:style-name="T247">ante</text:span> controllers of the state.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ications, and civil violence. First, this research note highlights that in the politics of mass communications, considerations of non-linearity are important. Assuming linear relationships between independent and dependent variables is not always warranted and can lead to substantively different predictions than those generated by models which account for non-linearity. This will be of interest in particular to those scholars in the burgeoning field of ICT and political conflict research who are building an increasingly “rich theory” of context-conditional findings (Lyall and Dafoe 2015). This research note contributes to this current of research both theoretically and empirically, by highlighting the theoretical importance of non-linearities in these types of phenomena and by providing a crucially improved empirical accounting of mass media in patterns of civil war onset. The implications are also substantively critical for policymakers, activists, and other political actors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 </text:p>
      <text:h text:style-name="Heading_20_1" text:outline-level="1">References</text:h>
      <text:p text:style-name="First_20_paragraph"> </text:p>
      <text:p text:style-name="Text_20_body">Anderson, Benedict. 1983. <text:span text:style-name="T248">Imagined</text:span><text:span text:style-name="T249"> </text:span><text:span text:style-name="T250">Communities</text:span><text:span text:style-name="T251">:</text:span><text:span text:style-name="T252"> </text:span><text:span text:style-name="T253">Reflections</text:span><text:span text:style-name="T254"> </text:span><text:span text:style-name="T255">on</text:span><text:span text:style-name="T256"> </text:span><text:span text:style-name="T257">the</text:span><text:span text:style-name="T258"> </text:span><text:span text:style-name="T259">Origin</text:span><text:span text:style-name="T260"> </text:span><text:span text:style-name="T261">and</text:span><text:span text:style-name="T262"> </text:span><text:span text:style-name="T263">Spread</text:span><text:span text:style-name="T264"> </text:span><text:span text:style-name="T265">of</text:span><text:span text:style-name="T266"> </text:span><text:span text:style-name="T267">Nationalism</text:span>. London: Verso.</text:p>
      <text:p text:style-name="Text_20_body">Bolt, J. 2013. “The First Update of the Maddison Project; Re-Estimating Growth Before 1820.” <text:span text:style-name="T268">Maddison</text:span><text:span text:style-name="T269"> </text:span><text:span text:style-name="T270">Project</text:span><text:span text:style-name="T271"> </text:span><text:span text:style-name="T272">Working</text:span><text:span text:style-name="T273"> </text:span><text:span text:style-name="T274">Paper</text:span> 4.</text:p>
      <text:p text:style-name="Text_20_body">Brass, Paul R. 1997. <text:span text:style-name="T275">Theft</text:span><text:span text:style-name="T276"> </text:span><text:span text:style-name="T277">of</text:span><text:span text:style-name="T278"> </text:span><text:span text:style-name="T279">an</text:span><text:span text:style-name="T280"> </text:span><text:span text:style-name="T281">Idol</text:span><text:span text:style-name="T282">:</text:span><text:span text:style-name="T283"> </text:span><text:span text:style-name="T284">Text</text:span><text:span text:style-name="T285"> </text:span><text:span text:style-name="T286">and</text:span><text:span text:style-name="T287"> </text:span><text:span text:style-name="T288">Context</text:span><text:span text:style-name="T289"> </text:span><text:span text:style-name="T290">in</text:span><text:span text:style-name="T291"> </text:span><text:span text:style-name="T292">the</text:span><text:span text:style-name="T293"> </text:span><text:span text:style-name="T294">Representation</text:span><text:span text:style-name="T295"> </text:span><text:span text:style-name="T296">of</text:span><text:span text:style-name="T297"> </text:span><text:span text:style-name="T298">Collective</text:span><text:span text:style-name="T299"> </text:span><text:span text:style-name="T300">Violence</text:span>. Princeton: Princeton University Press.</text:p>
      <text:p text:style-name="Text_20_body">Chwe, Michael Suk-Young. 1998. “Culture, Circles, and Commercials: Publicity, Common Knowledge, and Social Coordination.” <text:span text:style-name="T301">Rationality</text:span><text:span text:style-name="T302"> </text:span><text:span text:style-name="T303">and</text:span><text:span text:style-name="T304"> </text:span><text:span text:style-name="T305">Society</text:span> 10(1): 47–75.</text:p>
      <text:p text:style-name="Text_20_body">———. 2001. “Rational Ritual: Culture, Coordination, and Common Knowledge.”</text:p>
      <text:p text:style-name="Text_20_body">Des Forges, Allison. 1999. <text:span text:style-name="T306">Leave</text:span><text:span text:style-name="T307"> </text:span><text:span text:style-name="T308">None</text:span><text:span text:style-name="T309"> </text:span><text:span text:style-name="T310">to</text:span><text:span text:style-name="T311"> </text:span><text:span text:style-name="T312">Tell</text:span><text:span text:style-name="T313"> </text:span><text:span text:style-name="T314">the</text:span><text:span text:style-name="T315"> </text:span><text:span text:style-name="T316">Story</text:span><text:span text:style-name="T317">:</text:span><text:span text:style-name="T318"> </text:span><text:span text:style-name="T319">Genocide</text:span><text:span text:style-name="T320"> </text:span><text:span text:style-name="T321">in</text:span><text:span text:style-name="T322"> </text:span><text:span text:style-name="T323">Rwanda</text:span>. New York: Human Rights Watch.</text:p>
      <text:p text:style-name="Text_20_body">Deutsch, Karl W. 1953. <text:span text:style-name="T324">Nationalism</text:span><text:span text:style-name="T325"> </text:span><text:span text:style-name="T326">and</text:span><text:span text:style-name="T327"> </text:span><text:span text:style-name="T328">Social</text:span><text:span text:style-name="T329"> </text:span><text:span text:style-name="T330">Communication</text:span><text:span text:style-name="T331"> </text:span><text:span text:style-name="T332">:</text:span><text:span text:style-name="T333"> </text:span><text:span text:style-name="T334">an</text:span><text:span text:style-name="T335"> </text:span><text:span text:style-name="T336">Inquiry</text:span><text:span text:style-name="T337"> </text:span><text:span text:style-name="T338">into</text:span><text:span text:style-name="T339"> </text:span><text:span text:style-name="T340">the</text:span><text:span text:style-name="T341"> </text:span><text:span text:style-name="T342">Foundations</text:span><text:span text:style-name="T343"> </text:span><text:span text:style-name="T344">of</text:span><text:span text:style-name="T345"> </text:span><text:span text:style-name="T346">Nationality</text:span>. New York: Technology Press (M.I.T.).</text:p>
      <text:p text:style-name="Text_20_body">Fearon, James D, and David D Laitin. 2003. “Ethnicity, Insurgency, and Civil War.” <text:span text:style-name="T347">American</text:span><text:span text:style-name="T348"> </text:span><text:span text:style-name="T349">Political</text:span><text:span text:style-name="T350"> </text:span><text:span text:style-name="T351">Science</text:span><text:span text:style-name="T352"> </text:span><text:span text:style-name="T353">Review</text:span> 97(01): 75.</text:p>
      <text:p text:style-name="Text_20_body">Fox, John. 2002. “Nonparametric Regression.” In <text:span text:style-name="T354">An</text:span><text:span text:style-name="T355"> </text:span><text:span text:style-name="T356">R</text:span><text:span text:style-name="T357"> </text:span><text:span text:style-name="T358">and</text:span><text:span text:style-name="T359"> </text:span><text:span text:style-name="T360">S</text:span><text:span text:style-name="T361">-</text:span><text:span text:style-name="T362">Plus</text:span><text:span text:style-name="T363"> </text:span><text:span text:style-name="T364">Companion</text:span><text:span text:style-name="T365"> </text:span><text:span text:style-name="T366">to</text:span><text:span text:style-name="T367"> </text:span><text:span text:style-name="T368">Applied</text:span><text:span text:style-name="T369"> </text:span><text:span text:style-name="T370">Regression</text:span>, Thousand Oaks, CA.</text:p>
      <text:p text:style-name="Text_20_body">Frölich, Markus. 2006. “Non-Parametric Regression for Binary Dependent Variables.” <text:span text:style-name="T371">Econometrics</text:span><text:span text:style-name="T372"> </text:span><text:span text:style-name="T373">Journal</text:span> 9(3): 511–40.</text:p>
      <text:p text:style-name="Text_20_body">Gagnon Jr, V P. 1994. “Ethnic Nationalism and International Conflict: The Case of Serbia.” <text:span text:style-name="T374">International</text:span><text:span text:style-name="T375"> </text:span><text:span text:style-name="T376">Security</text:span> 19(3): 130.</text:p>
      <text:p text:style-name="Text_20_body">Gelman, Andrew. 2008. “Scaling Regression Inputs by Dividing by Two Standard Deviations.” <text:span text:style-name="T377">Statistics</text:span><text:span text:style-name="T378"> </text:span><text:span text:style-name="T379">in</text:span><text:span text:style-name="T380"> </text:span><text:span text:style-name="T381">Medicine</text:span> 27(15): 2865–73.</text:p>
      <text:p text:style-name="Text_20_body">Hintze, Jerry L, and Ray D Nelson. 1998. “Violin Plots: A Box Plot-Density Trace Synergism.” <text:span text:style-name="T382">The</text:span><text:span text:style-name="T383"> </text:span><text:span text:style-name="T384">American</text:span><text:span text:style-name="T385"> </text:span><text:span text:style-name="T386">Statistician</text:span> 52(2): 181–84.</text:p>
      <text:p text:style-name="Text_20_body">Hubbard, Ben, and Hwaida Saad. 2014. “Pro-Hezbollah Song Opens Musical Front in Civil War Over Syria.” <text:span text:style-name="T387">The</text:span><text:span text:style-name="T388"> </text:span><text:span text:style-name="T389">New</text:span><text:span text:style-name="T390"> </text:span><text:span text:style-name="T391">York</text:span><text:span text:style-name="T392"> </text:span><text:span text:style-name="T393">Times</text:span>.</text:p>
      <text:p text:style-name="Text_20_body">Im, Kyung So, M Hashem Pesaran, and Yongcheol Shin. 2003. “Testing for Unit Roots in Heterogeneous Panels.” <text:span text:style-name="T394">Journal</text:span><text:span text:style-name="T395"> </text:span><text:span text:style-name="T396">of</text:span><text:span text:style-name="T397"> </text:span><text:span text:style-name="T398">Econometrics</text:span> 115(1): 53–74.</text:p>
      <text:p text:style-name="Text_20_body">Kastellec, Jonathan P, and Eduardo L Leoni. 2007. “Using Graphs Instead of Tables in Political Science.” <text:span text:style-name="T399">Perspectives</text:span><text:span text:style-name="T400"> </text:span><text:span text:style-name="T401">on</text:span><text:span text:style-name="T402"> </text:span><text:span text:style-name="T403">Politics</text:span> 5(04): 755–71.</text:p>
      <text:p text:style-name="Text_20_body">Kellow, C L, and H L Steeves. 1998. “The Role of Radio in the Rwandan Genocide.” <text:span text:style-name="T404">Journal</text:span><text:span text:style-name="T405"> </text:span><text:span text:style-name="T406">of</text:span><text:span text:style-name="T407"> </text:span><text:span text:style-name="T408">Communication</text:span> 48(3): 107–28.</text:p>
      <text:p text:style-name="Text_20_body">Keohane, Robert O, and Joseph S Nye. 1998. “Power and Interdependence in the Information Age.” <text:span text:style-name="T409">Foreign</text:span><text:span text:style-name="T410"> </text:span><text:span text:style-name="T411">Affairs</text:span> 77(5): 81.</text:p>
      <text:p text:style-name="Text_20_body">Kern, H L, and J Hainmueller. 2009. “Opium for the Masses: How Foreign Media Can Stabilize Authoritarian Regimes.” <text:span text:style-name="T412">Political</text:span><text:span text:style-name="T413"> </text:span><text:span text:style-name="T414">Analysis</text:span> 17(4): 377–99.</text:p>
      <text:p text:style-name="Text_20_body">King, G, Robert O Keohane, and S Verba. 1994. <text:span text:style-name="T415">Designing</text:span><text:span text:style-name="T416"> </text:span><text:span text:style-name="T417">Social</text:span><text:span text:style-name="T418"> </text:span><text:span text:style-name="T419">Inquiry</text:span><text:span text:style-name="T420">:</text:span><text:span text:style-name="T421"> </text:span><text:span text:style-name="T422">Scientific</text:span><text:span text:style-name="T423"> </text:span><text:span text:style-name="T424">Inference</text:span><text:span text:style-name="T425"> </text:span><text:span text:style-name="T426">in</text:span><text:span text:style-name="T427"> </text:span><text:span text:style-name="T428">Qualitative</text:span><text:span text:style-name="T429"> </text:span><text:span text:style-name="T430">Research</text:span>. Princeton University Press.</text:p>
      <text:p text:style-name="Text_20_body">King, Gary, and Langche Zeng. 2001. “Logistic Regression in Rare Events Data.” <text:span text:style-name="T431">Political</text:span><text:span text:style-name="T432"> </text:span><text:span text:style-name="T433">Analysis</text:span> 9(2): 137–63.</text:p>
      <text:p text:style-name="Text_20_body">Kirkpatrick, David D. 2011. “Hopes for a Qaddafi Exit, and Worries of What Comes Next.”</text:p>
      <text:p text:style-name="Text_20_body">Levin, Andrew, Chien-Fu Lin, and Chia-Shang James Chu. 2002. “Unit Root Tests in Panel Data: Asymptotic and Finite-Sample Properties.” <text:span text:style-name="T434">Journal</text:span><text:span text:style-name="T435"> </text:span><text:span text:style-name="T436">of</text:span><text:span text:style-name="T437"> </text:span><text:span text:style-name="T438">Econometrics</text:span> 108(1): 1–24.</text:p>
      <text:p text:style-name="Text_20_body">Lyall, Jason, and Allan Dafoe. 2015. “From Cell Phones to Conflict? Reflections on the Emerging ICT-Political Conflict Research Agenda.” <text:span text:style-name="T439">Journal</text:span><text:span text:style-name="T440"> </text:span><text:span text:style-name="T441">of</text:span><text:span text:style-name="T442"> </text:span><text:span text:style-name="T443">Peace</text:span><text:span text:style-name="T444"> </text:span><text:span text:style-name="T445">Research</text:span>.</text:p>
      <text:p text:style-name="Text_20_body">Metzl, Jamie Frederic. 1997. “Rwandan Genocide and the International Law of Radio Jamming.” <text:span text:style-name="T446">The</text:span><text:span text:style-name="T447"> </text:span><text:span text:style-name="T448">American</text:span><text:span text:style-name="T449"> </text:span><text:span text:style-name="T450">Journal</text:span><text:span text:style-name="T451"> </text:span><text:span text:style-name="T452">of</text:span><text:span text:style-name="T453"> </text:span><text:span text:style-name="T454">International</text:span><text:span text:style-name="T455"> </text:span><text:span text:style-name="T456">Law</text:span> 91(4): 628.</text:p>
      <text:p text:style-name="Text_20_body">Mutz, Diana C. 1998. <text:span text:style-name="T457">Impersonal</text:span><text:span text:style-name="T458"> </text:span><text:span text:style-name="T459">Influence</text:span><text:span text:style-name="T460">:</text:span><text:span text:style-name="T461"> </text:span><text:span text:style-name="T462">How</text:span><text:span text:style-name="T463"> </text:span><text:span text:style-name="T464">Perceptions</text:span><text:span text:style-name="T465"> </text:span><text:span text:style-name="T466">of</text:span><text:span text:style-name="T467"> </text:span><text:span text:style-name="T468">Mass</text:span><text:span text:style-name="T469"> </text:span><text:span text:style-name="T470">Collectives</text:span><text:span text:style-name="T471"> </text:span><text:span text:style-name="T472">Affect</text:span><text:span text:style-name="T473"> </text:span><text:span text:style-name="T474">Political</text:span><text:span text:style-name="T475"> </text:span><text:span text:style-name="T476">Attitudes</text:span>. Cambridge: Cambridge University Press.</text:p>
      <text:p text:style-name="Text_20_body">Nye, Joseph S. 1990. “Soft Power” <text:span text:style-name="T477">Foreign</text:span><text:span text:style-name="T478"> </text:span><text:span text:style-name="T479">Policy</text:span> (80): 153–71.</text:p>
      <text:p text:style-name="Text_20_body">———. 2004. <text:span text:style-name="T480">Soft</text:span><text:span text:style-name="T481"> </text:span><text:span text:style-name="T482">Power</text:span><text:span text:style-name="T483">:</text:span><text:span text:style-name="T484"> </text:span><text:span text:style-name="T485">The</text:span><text:span text:style-name="T486"> </text:span><text:span text:style-name="T487">Means</text:span><text:span text:style-name="T488"> </text:span><text:span text:style-name="T489">to</text:span><text:span text:style-name="T490"> </text:span><text:span text:style-name="T491">Success</text:span><text:span text:style-name="T492"> </text:span><text:span text:style-name="T493">in</text:span><text:span text:style-name="T494"> </text:span><text:span text:style-name="T495">World</text:span><text:span text:style-name="T496"> </text:span><text:span text:style-name="T497">Politics</text:span>. New York: Public Affairs.</text:p>
      <text:p text:style-name="Text_20_body">Paluck, Elizabeth Levy. 2009. “Reducing Intergroup Prejudice and Conflict Using the Media: A Field Experiment in Rwanda.” <text:span text:style-name="T498">Journal</text:span><text:span text:style-name="T499"> </text:span><text:span text:style-name="T500">of</text:span><text:span text:style-name="T501"> </text:span><text:span text:style-name="T502">Personality</text:span><text:span text:style-name="T503"> </text:span><text:span text:style-name="T504">and</text:span><text:span text:style-name="T505"> </text:span><text:span text:style-name="T506">Social</text:span><text:span text:style-name="T507"> </text:span><text:span text:style-name="T508">Psychology</text:span> 96(3): 574–87.</text:p>
      <text:p text:style-name="Text_20_body">“Roads Sealed as Yugoslav Unrest Mounts.” 1990. <text:span text:style-name="T509">The</text:span><text:span text:style-name="T510"> </text:span><text:span text:style-name="T511">New</text:span><text:span text:style-name="T512"> </text:span><text:span text:style-name="T513">York</text:span><text:span text:style-name="T514"> </text:span><text:span text:style-name="T515">Times</text:span>.</text:p>
      <text:p text:style-name="Text_20_body">Sambanis, N. 2004. “What Is Civil War?: Conceptual and Empirical Complexities of an Operational Definition.” <text:span text:style-name="T516">Journal</text:span><text:span text:style-name="T517"> </text:span><text:span text:style-name="T518">of</text:span><text:span text:style-name="T519"> </text:span><text:span text:style-name="T520">Conflict</text:span><text:span text:style-name="T521"> </text:span><text:span text:style-name="T522">Resolution</text:span> 48(6): 814–58.</text:p>
      <text:p text:style-name="Text_20_body">Simons, Marlise. 2002. “Trial Centers on Role of Press During Rwanda Massacre.” <text:span text:style-name="T523">The</text:span><text:span text:style-name="T524"> </text:span><text:span text:style-name="T525">New</text:span><text:span text:style-name="T526"> </text:span><text:span text:style-name="T527">York</text:span><text:span text:style-name="T528"> </text:span><text:span text:style-name="T529">Times</text:span>.</text:p>
      <text:p text:style-name="Text_20_body">Straus, Scott. 2007. “What Is the Relationship Between Hate Radio and Violence? Rethinking Rwanda’s Radio Machete.” <text:span text:style-name="T530">Politics</text:span><text:span text:style-name="T531"> </text:span><text:span text:style-name="T532">&amp;</text:span><text:span text:style-name="T533"> </text:span><text:span text:style-name="T534">Society</text:span> 35(4): 609–37.</text:p>
      <text:p text:style-name="Text_20_body">Tambiah, Stanley J. 1996. <text:span text:style-name="T535">Leveling</text:span><text:span text:style-name="T536"> </text:span><text:span text:style-name="T537">Crowds</text:span><text:span text:style-name="T538">:</text:span><text:span text:style-name="T539"> </text:span><text:span text:style-name="T540">Ethnonationalist</text:span><text:span text:style-name="T541"> </text:span><text:span text:style-name="T542">Conflicts</text:span><text:span text:style-name="T543"> </text:span><text:span text:style-name="T544">and</text:span><text:span text:style-name="T545"> </text:span><text:span text:style-name="T546">Collective</text:span><text:span text:style-name="T547"> </text:span><text:span text:style-name="T548">Violence</text:span><text:span text:style-name="T549"> </text:span><text:span text:style-name="T550">in</text:span><text:span text:style-name="T551"> </text:span><text:span text:style-name="T552">South</text:span><text:span text:style-name="T553"> </text:span><text:span text:style-name="T554">Asia</text:span>. Berkeley: University of California Press.</text:p>
      <text:p text:style-name="Text_20_body">Warren, T Camber. 2014. “Not by the Sword Alone: Soft Power, Mass Media, and the Production of State Sovereignty.” <text:span text:style-name="T555">International</text:span><text:span text:style-name="T556"> </text:span><text:span text:style-name="T557">Organization</text:span> 68(01): 111–41.</text:p>
      <text:p text:style-name="Text_20_body">Wood, S N. 2000. “Modelling and Smoothing Parameter Estimation with Multiple Quadratic Penalties.” <text:span text:style-name="T558">Journal</text:span><text:span text:style-name="T559"> </text:span><text:span text:style-name="T560">of</text:span><text:span text:style-name="T561"> </text:span><text:span text:style-name="T562">the</text:span><text:span text:style-name="T563"> </text:span><text:span text:style-name="T564">Royal</text:span><text:span text:style-name="T565"> </text:span><text:span text:style-name="T566">Statistical</text:span><text:span text:style-name="T567"> </text:span><text:span text:style-name="T568">Society</text:span><text:span text:style-name="T569"> </text:span><text:span text:style-name="T570">B</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